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formula="of:=[.B107]-[.C107]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5">
            <text:p>5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8])" office:value-type="float" office:value="746">
            <text:p>746</text:p>
          </table:table-cell>
          <table:table-cell table:formula="of:=SUM([.C3:.C108])" office:value-type="float" office:value="726">
            <text:p>726</text:p>
          </table:table-cell>
          <table:table-cell table:formula="of:=SUM([.D3:.D108])" office:value-type="float" office:value="20">
            <text:p>2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30T13:24:28</dc:date>
    <meta:editing-duration>P14DT40M15S</meta:editing-duration>
    <meta:editing-cycles>1802</meta:editing-cycles>
    <meta:generator>LibreOffice/3.5$Linux_X86_64 LibreOffice_project/350m1$Build-2</meta:generator>
    <dc:creator>tristram </dc:creator>
    <meta:document-statistic meta:table-count="1" meta:cell-count="435" meta:object-count="0"/>
  </office:meta>
</office:document-meta>
</file>